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paragraph-rsid="0023f917" style:font-size-asian="12pt" style:font-size-complex="12pt"/>
    </style:style>
    <style:style style:name="P3" style:family="paragraph" style:parent-style-name="Text_20_body">
      <style:text-properties style:font-name="Arial" fo:font-size="12pt" fo:font-weight="bold" officeooo:rsid="0023f917" officeooo:paragraph-rsid="002dcc8a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Arial" officeooo:paragraph-rsid="002ad95b"/>
    </style:style>
    <style:style style:name="P5" style:family="paragraph" style:parent-style-name="Text_20_body">
      <style:text-properties style:font-name="Arial" officeooo:rsid="002ad95b" officeooo:paragraph-rsid="002ad95b"/>
    </style:style>
    <style:style style:name="P6" style:family="paragraph" style:parent-style-name="Text_20_body">
      <style:text-properties style:font-name="Arial" fo:font-weight="bold" officeooo:paragraph-rsid="002ad95b" style:font-weight-asian="bold" style:font-weight-complex="bold"/>
    </style:style>
    <style:style style:name="P7" style:family="paragraph" style:parent-style-name="Heading_20_1">
      <style:text-properties style:font-name="Arial Black"/>
    </style:style>
    <style:style style:name="P8" style:family="paragraph" style:parent-style-name="Text_20_body" style:list-style-name="L1">
      <style:text-properties style:font-name="Arial" fo:font-size="12pt" officeooo:rsid="00258e75" officeooo:paragraph-rsid="002dcc8a" style:font-size-asian="12pt" style:font-size-complex="12pt"/>
    </style:style>
    <style:style style:name="P9" style:family="paragraph" style:parent-style-name="Text_20_body" style:list-style-name="L1">
      <style:text-properties style:font-name="Arial" fo:font-size="12pt" officeooo:rsid="0025e4cb" officeooo:paragraph-rsid="002dcc8a" style:font-size-asian="12pt" style:font-size-complex="12pt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Arial" fo:font-size="12pt" officeooo:rsid="0023f917" officeooo:paragraph-rsid="0023f917" style:font-size-asian="12pt" style:font-size-complex="12pt"/>
    </style:style>
    <style:style style:name="P11" style:family="paragraph" style:parent-style-name="Text_20_body">
      <style:text-properties style:font-name="Arial" fo:font-size="12pt" fo:font-weight="bold" officeooo:rsid="0023f917" officeooo:paragraph-rsid="0023f917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font-weight="bold" officeooo:rsid="0034129b" officeooo:paragraph-rsid="0034129b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ad95b" style:font-size-asian="12pt" style:font-size-complex="12pt"/>
    </style:style>
    <style:style style:name="T3" style:family="text">
      <style:text-properties fo:font-size="12pt" officeooo:rsid="00323462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ad95b" style:font-size-asian="12pt" style:font-weight-asian="bold" style:font-size-complex="12pt" style:font-weight-complex="bold"/>
    </style:style>
    <style:style style:name="T6" style:family="text">
      <style:text-properties officeooo:rsid="0025e4c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82ab9"/>
    </style:style>
    <style:style style:name="T10" style:family="text">
      <style:text-properties officeooo:rsid="00289a96"/>
    </style:style>
    <style:style style:name="T11" style:family="text">
      <style:text-properties officeooo:rsid="002dcc8a"/>
    </style:style>
    <style:style style:name="T12" style:family="text">
      <style:text-properties officeooo:rsid="002f9cd3"/>
    </style:style>
    <style:style style:name="T13" style:family="text">
      <style:text-properties officeooo:rsid="0030cc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Juego de plataformas 2D con Unity</text:h>
      <text:p text:style-name="P1"><text:span text:style-name="T7">Alumno:</text:span> Kevin Zamora Amela</text:p>
      <text:p text:style-name="P1"><text:span text:style-name="T7">Asignatura:</text:span> Programación multimedia y dispositivos móviles</text:p>
      <text:p text:style-name="P1"><text:span text:style-name="T7">Curso:</text:span> 2o de DAM (o Desarrollo de Aplicaciones Multiplataforma)</text:p>
      <text:p text:style-name="P1"/>
      <text:p text:style-name="P6"><text:span text:style-name="T1">Enlace</text:span><text:span text:style-name="T2">s</text:span><text:span text:style-name="T1"> a </text:span><text:span text:style-name="T2">los diferentes videos </text:span><text:span text:style-name="T3">explicativos</text:span><text:span text:style-name="T2"> (</text:span><text:span text:style-name="T3">alojados en </text:span><text:span text:style-name="T1">Youtube</text:span><text:span text:style-name="T2">)</text:span><text:span text:style-name="T1">: </text:span></text:p>
      <text:p text:style-name="P5"><text:span text:style-name="T4">Entrega nº 1:</text:span><text:span text:style-name="T1"> </text:span><text:a xlink:type="simple" xlink:href="https://youtu.be/W4BOJfJhCuY" text:style-name="Internet_20_link" text:visited-style-name="Visited_20_Internet_20_Link"><text:span text:style-name="T1">https://youtu.be/W4BOJfJhCuY</text:span></text:a><text:span text:style-name="T1"> </text:span></text:p>
      <text:p text:style-name="P5"><text:span text:style-name="T4">Entrega nº 2:</text:span><text:span text:style-name="T1"> </text:span><text:a xlink:type="simple" xlink:href="https://youtu.be/iX_aDKsT8zs" text:style-name="Internet_20_link" text:visited-style-name="Visited_20_Internet_20_Link"><text:span text:style-name="T1">https://youtu.be/iX_aDKsT8zs</text:span></text:a><text:span text:style-name="T1"> </text:span></text:p>
      <text:p text:style-name="P4"><text:span text:style-name="T5">Entrega nº 3:</text:span><text:span text:style-name="T2"> </text:span><text:a xlink:type="simple" xlink:href="https://youtu.be/MtGjBmbhqBY" text:style-name="Internet_20_link" text:visited-style-name="Visited_20_Internet_20_Link"><text:span text:style-name="T1">https://youtu.be/MtGjBmbhqBY</text:span></text:a><text:span text:style-name="T1"> </text:span></text:p>
      <text:p text:style-name="P2"><text:span text:style-name="T7">Enlace a Github:</text:span> <text:a xlink:type="simple" xlink:href="https://github.com/kevinzamoraa/2oDAM-1T_PMDM-Videojuego_con_Unity/" text:style-name="Internet_20_link" text:visited-style-name="Visited_20_Internet_20_Link">https://github.com/kevinzamoraa/2oDAM-1T_PMDM-Videojuego_con_Unity/</text:a></text:p>
      <text:p text:style-name="P2"/>
      <text:p text:style-name="P3">Funcionalidades desarrolladas:</text:p>
      <text:list xml:id="list903281611" text:style-name="L1">
        <text:list-item>
          <text:p text:style-name="P8">Movimiento y animación del jugador <text:span text:style-name="T6">(a la hora de correr y de saltar)</text:span>.</text:p>
        </text:list-item>
        <text:list-item>
          <text:p text:style-name="P8"><text:span text:style-name="T6">Desarrollo </text:span>del <text:span text:style-name="T6">entorno del juego (fondo y plataformas) </text:span><text:span text:style-name="T9">mediante ‘tilemaps’</text:span><text:span text:style-name="T6">.</text:span></text:p>
        </text:list-item>
        <text:list-item>
          <text:p text:style-name="P9">Implementación de una ‘Death Zone o Zona de Muerte’, si el personaje sale del mapa y/o se cae de alguna de las plataformas establecidas.</text:p>
        </text:list-item>
        <text:list-item>
          <text:p text:style-name="P9">Habilitación de la recolecta de recompensas/’tokens’ <text:span text:style-name="T10">por parte de nuestro jugador.</text:span></text:p>
        </text:list-item>
        <text:list-item>
          <text:p text:style-name="P9">Creación de enemigos/obstáculos animados, los cuales se encuentran distribuidos a lo largo del nivel <text:span text:style-name="T10">y ocasionan también el reinicio del juego</text:span>.</text:p>
        </text:list-item>
      </text:list>
      <text:p text:style-name="P11">Problemas y dificultades encontradas:</text:p>
      <text:list xml:id="list2468891649" text:style-name="L2">
        <text:list-item>
          <text:p text:style-name="P10"><text:span text:style-name="T8">Problemas y errores</text:span> a la hora de que salte nuestro jugador y/o se muera, entre otras funcionalidades, <text:span text:style-name="T11">agravados por la ausencia de tiempo para estudiarlos en profundidad y solucionarlos</text:span>.</text:p>
        </text:list-item>
        <text:list-item>
          <text:p text:style-name="P10"><text:span text:style-name="T11">(Principal dificultad) </text:span>Reducción considerable del tiempo disponible para continuar con el desarrollo del juego, debido a haber comenzado en un nuevo puesto de trabajo a jornada completa.</text:p>
        </text:list-item>
        <text:list-item>
          <text:p text:style-name="P10">Escaso conocimiento de la interfaz del IDE de Unity, así como también de sus opciones, <text:span text:style-name="T12">posibilidades y herramientas, necesarias para poder implementar </text:span>y configura<text:span text:style-name="T12">r adecuadamente nuestra aplicación</text:span>.</text:p>
        </text:list-item>
        <text:list-item>
          <text:p text:style-name="P10"><text:span text:style-name="T13">(Dificultad particular y agravante) Debido a mi estado neurológico, también se ha manifestado l</text:span>a imposibilidad de utilizar todo el tiempo disponible a desarrollar/programar, debido a los efectos de mi afectación cerebral.</text:p>
        </text:list-item>
      </text:list>
      <text:p text:style-name="P12">Anotación/TODO:<text:span text:style-name="T8"> Espero disponer de más tiempo disponible en un futuro cercano y poder así desarrollando la propuesta de aplicación presentada en su dí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9cm" fo:margin-right="1.5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2:34:35.040343824</meta:creation-date>
    <meta:generator>LibreOffice/7.3.7.2$Linux_X86_64 LibreOffice_project/30$Build-2</meta:generator>
    <dc:date>2025-01-08T15:37:43.119581900</dc:date>
    <meta:editing-duration>PT29M28S</meta:editing-duration>
    <meta:editing-cycles>14</meta:editing-cycles>
    <meta:document-statistic meta:table-count="0" meta:image-count="0" meta:object-count="0" meta:page-count="1" meta:paragraph-count="21" meta:word-count="281" meta:character-count="1984" meta:non-whitespace-character-count="1729"/>
  </office:meta>
</office:document-meta>
</file>